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24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1.2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3cm" fo:min-width="1.24cm" fo:padding-top="0cm" fo:padding-bottom="0cm" fo:padding-left="0cm" fo:padding-right="0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99cc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1.24cm" fo:padding-top="0cm" fo:padding-bottom="0cm" fo:padding-left="0cm" fo:padding-right="0cm"/>
    </style:style>
    <style:style style:name="gr10" style:family="graphic" style:parent-style-name="objectwithoutfill">
      <style:graphic-properties draw:marker-end="Arrow" draw:marker-end-width="0.203cm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Arrow" draw:marker-end-width="0.203cm" draw:fill="none" draw:textarea-vertical-align="middle"/>
    </style:style>
    <style:style style:name="P1" style:family="paragraph">
      <style:paragraph-properties fo:margin-left="-0.999cm" fo:margin-right="1.999cm" fo:text-align="center" fo:text-indent="1cm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86cm" svg:height="2.041cm" svg:x="2.093cm" svg:y="4.926cm">
          <text:p/>
          <draw:enhanced-geometry svg:viewBox="0 0 21600 21600" draw:path-stretchpoint-x="10800" draw:path-stretchpoint-y="10800" draw:text-areas="?f3 ?f4 ?f5 ?f6" draw:type="round-rectangle" draw:modifiers="1131.539289558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36cm" svg:height="0.615cm" svg:x="3.969cm" svg:y="5.19cm">
          <text:p/>
          <draw:enhanced-geometry svg:viewBox="0 0 21600 21600" draw:path-stretchpoint-x="10800" draw:path-stretchpoint-y="10800" draw:text-areas="?f3 ?f4 ?f5 ?f6" draw:type="round-rectangle" draw:modifiers="3261.03896103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2.835cm" svg:height="1.032cm" svg:x="14.336cm" svg:y="1.40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131.539289558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.835cm" svg:height="1.032cm" svg:x="14.336cm" svg:y="2.6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131.539289558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.835cm" svg:height="1.032cm" svg:x="14.336cm" svg:y="3.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131.539289558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1.367cm" svg:height="1.322cm" svg:x="12.176cm" svg:y="0.238cm">
            <text:p/>
            <draw:enhanced-geometry svg:viewBox="0 0 21600 21600" draw:path-stretchpoint-x="10800" draw:path-stretchpoint-y="10800" draw:text-areas="?f3 ?f4 ?f5 ?f6" draw:type="round-rectangle" draw:modifiers="1131.539289558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826cm" svg:height="0.429cm" svg:x="12.199cm" svg:y="1.605cm">
            <draw:text-box>
              <text:p text:style-name="P2"><text:span text:style-name="T1">Deployment</text:span></text:p>
            </draw:text-box>
          </draw:frame>
          <draw:frame draw:style-name="gr5" draw:text-style-name="P3" draw:layer="layout" svg:width="1.4cm" svg:height="0.429cm" svg:x="12.303cm" svg:y="0.493cm">
            <draw:text-box>
              <text:p text:style-name="P2"><text:span text:style-name="T1">slot=blue</text:span></text:p>
            </draw:text-box>
          </draw:frame>
        </draw:g>
        <draw:frame draw:style-name="gr4" draw:text-style-name="P3" draw:layer="layout" svg:width="0.866cm" svg:height="0.429cm" svg:x="15.32cm" svg:y="5.153cm">
          <draw:text-box>
            <text:p text:style-name="P2"><text:span text:style-name="T1">Pods</text:span></text:p>
          </draw:text-box>
        </draw:frame>
        <draw:g>
          <draw:custom-shape draw:style-name="gr2" draw:text-style-name="P1" draw:layer="layout" svg:width="1.367cm" svg:height="1.322cm" svg:x="7.528cm" svg:y="4.429cm">
            <text:p/>
            <draw:enhanced-geometry svg:viewBox="0 0 21600 21600" draw:path-stretchpoint-x="10800" draw:path-stretchpoint-y="10800" draw:text-areas="?f3 ?f4 ?f5 ?f6" draw:type="round-rectangle" draw:modifiers="1131.539289558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3" draw:layer="layout" svg:width="2.924cm" svg:height="0.429cm" svg:x="7.474cm" svg:y="5.759cm">
            <draw:text-box>
              <text:p text:style-name="P2"><text:span text:style-name="T1">service-prod</text:span></text:p>
            </draw:text-box>
          </draw:frame>
        </draw:g>
        <draw:frame draw:style-name="gr4" draw:text-style-name="P3" draw:layer="layout" svg:width="1.826cm" svg:height="0.429cm" svg:x="3.977cm" svg:y="4.165cm">
          <draw:text-box>
            <text:p text:style-name="P2"><text:span text:style-name="T1">Ingress</text:span></text:p>
          </draw:text-box>
        </draw:frame>
        <draw:frame draw:style-name="gr6" draw:text-style-name="P3" draw:layer="layout" svg:width="2.68cm" svg:height="0.429cm" svg:x="1.768cm" svg:y="7.073cm">
          <draw:text-box>
            <text:p text:style-name="P2"><text:span text:style-name="T1">Ingress Controller</text:span></text:p>
          </draw:text-box>
        </draw:frame>
        <draw:custom-shape draw:style-name="gr7" draw:text-style-name="P1" draw:layer="layout" svg:width="0.636cm" svg:height="0.615cm" svg:x="4.047cm" svg:y="6.1cm">
          <text:p/>
          <draw:enhanced-geometry svg:viewBox="0 0 21600 21600" draw:path-stretchpoint-x="10800" draw:path-stretchpoint-y="10800" draw:text-areas="?f3 ?f4 ?f5 ?f6" draw:type="round-rectangle" draw:modifiers="3261.03896103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835cm" svg:height="1.032cm" svg:x="14.47cm" svg:y="6.82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31.539289558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835cm" svg:height="1.032cm" svg:x="14.47cm" svg:y="8.0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31.539289558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835cm" svg:height="1.032cm" svg:x="14.47cm" svg:y="9.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31.539289558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367cm" svg:height="1.322cm" svg:x="12.54cm" svg:y="5.808cm">
          <text:p/>
          <draw:enhanced-geometry svg:viewBox="0 0 21600 21600" draw:path-stretchpoint-x="10800" draw:path-stretchpoint-y="10800" draw:text-areas="?f3 ?f4 ?f5 ?f6" draw:type="round-rectangle" draw:modifiers="1131.539289558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26cm" svg:height="0.429cm" svg:x="12.563cm" svg:y="7.175cm">
          <draw:text-box>
            <text:p text:style-name="P2"><text:span text:style-name="T1">Deployment</text:span></text:p>
          </draw:text-box>
        </draw:frame>
        <draw:frame draw:style-name="gr4" draw:text-style-name="P3" draw:layer="layout" svg:width="0.866cm" svg:height="0.429cm" svg:x="15.454cm" svg:y="10.573cm">
          <draw:text-box>
            <text:p text:style-name="P2"><text:span text:style-name="T1">Pods</text:span></text:p>
          </draw:text-box>
        </draw:frame>
        <draw:g>
          <draw:custom-shape draw:style-name="gr7" draw:text-style-name="P1" draw:layer="layout" svg:width="1.367cm" svg:height="1.322cm" svg:x="7.604cm" svg:y="6.334cm">
            <text:p/>
            <draw:enhanced-geometry svg:viewBox="0 0 21600 21600" draw:path-stretchpoint-x="10800" draw:path-stretchpoint-y="10800" draw:text-areas="?f3 ?f4 ?f5 ?f6" draw:type="round-rectangle" draw:modifiers="1131.539289558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118cm" svg:height="0.429cm" svg:x="7.627cm" svg:y="7.682cm">
            <draw:text-box>
              <text:p text:style-name="P2"><text:span text:style-name="T1">service-stage</text:span></text:p>
            </draw:text-box>
          </draw:frame>
        </draw:g>
        <draw:frame draw:style-name="gr4" draw:text-style-name="P3" draw:layer="layout" svg:width="1.826cm" svg:height="0.429cm" svg:x="12.636cm" svg:y="6.207cm">
          <draw:text-box>
            <text:p text:style-name="P2"><text:span text:style-name="T1">slot=green</text:span></text:p>
          </draw:text-box>
        </draw:frame>
        <draw:frame draw:style-name="gr4" draw:text-style-name="P3" draw:layer="layout" svg:width="1.826cm" svg:height="0.429cm" svg:x="14.463cm" svg:y="1.457cm">
          <draw:text-box>
            <text:p text:style-name="P2"><text:span text:style-name="T1">slot=blue</text:span></text:p>
          </draw:text-box>
        </draw:frame>
        <draw:frame draw:style-name="gr4" draw:text-style-name="P3" draw:layer="layout" svg:width="1.826cm" svg:height="0.429cm" svg:x="14.425cm" svg:y="2.623cm">
          <draw:text-box>
            <text:p text:style-name="P2"><text:span text:style-name="T1">slot=blue</text:span></text:p>
          </draw:text-box>
        </draw:frame>
        <draw:frame draw:style-name="gr4" draw:text-style-name="P3" draw:layer="layout" svg:width="1.826cm" svg:height="0.429cm" svg:x="14.425cm" svg:y="3.808cm">
          <draw:text-box>
            <text:p text:style-name="P2"><text:span text:style-name="T1">slot=blue</text:span></text:p>
          </draw:text-box>
        </draw:frame>
        <draw:frame draw:style-name="gr4" draw:text-style-name="P3" draw:layer="layout" svg:width="1.826cm" svg:height="0.429cm" svg:x="14.573cm" svg:y="6.901cm">
          <draw:text-box>
            <text:p text:style-name="P2"><text:span text:style-name="T1">slot=green</text:span></text:p>
          </draw:text-box>
        </draw:frame>
        <draw:frame draw:style-name="gr4" draw:text-style-name="P3" draw:layer="layout" svg:width="1.826cm" svg:height="0.429cm" svg:x="14.554cm" svg:y="8.106cm">
          <draw:text-box>
            <text:p text:style-name="P2"><text:span text:style-name="T1">slot=green</text:span></text:p>
          </draw:text-box>
        </draw:frame>
        <draw:frame draw:style-name="gr4" draw:text-style-name="P3" draw:layer="layout" svg:width="1.826cm" svg:height="0.429cm" svg:x="14.535cm" svg:y="9.291cm">
          <draw:text-box>
            <text:p text:style-name="P2"><text:span text:style-name="T1">slot=green</text:span></text:p>
          </draw:text-box>
        </draw:frame>
        <draw:frame draw:style-name="gr9" draw:text-style-name="P3" draw:layer="layout" svg:width="3.951cm" svg:height="0.429cm" svg:x="0cm" svg:y="5.331cm">
          <draw:text-box>
            <text:p text:style-name="P2"><text:span text:style-name="T1">https://prod.example.com</text:span></text:p>
          </draw:text-box>
        </draw:frame>
        <draw:frame draw:style-name="gr9" draw:text-style-name="P3" draw:layer="layout" svg:width="3.951cm" svg:height="0.429cm" svg:x="0cm" svg:y="6.153cm">
          <draw:text-box>
            <text:p text:style-name="P2"><text:span text:style-name="T1">https://stage.example.com</text:span></text:p>
          </draw:text-box>
        </draw:frame>
        <draw:line draw:style-name="gr10" draw:text-style-name="P1" draw:layer="layout" svg:x1="4.683cm" svg:y1="6.461cm" svg:x2="7.604cm" svg:y2="6.461cm">
          <text:p/>
        </draw:line>
        <draw:line draw:style-name="gr10" draw:text-style-name="P1" draw:layer="layout" svg:x1="4.556cm" svg:y1="5.445cm" svg:x2="7.477cm" svg:y2="5.445cm">
          <text:p/>
        </draw:line>
        <draw:frame draw:style-name="gr4" draw:text-style-name="P3" draw:layer="layout" svg:width="1.826cm" svg:height="0.429cm" svg:x="7.731cm" svg:y="4.889cm">
          <draw:text-box>
            <text:p text:style-name="P2"><text:span text:style-name="T1">slot=blue</text:span></text:p>
          </draw:text-box>
        </draw:frame>
        <draw:frame draw:style-name="gr4" draw:text-style-name="P3" draw:layer="layout" svg:width="1.826cm" svg:height="0.429cm" svg:x="7.731cm" svg:y="6.794cm">
          <draw:text-box>
            <text:p text:style-name="P2"><text:span text:style-name="T1">slot=green</text:span></text:p>
          </draw:text-box>
        </draw:frame>
        <draw:g>
          <draw:polyline draw:style-name="gr11" draw:text-style-name="P1" draw:layer="layout" svg:width="5.46cm" svg:height="2.412cm" draw:transform="rotate (3.1415926535892) translate (14.3350000000014cm 4.55599999999797cm)" svg:viewBox="0 0 5461 2413" draw:points="5461,0 3429,0 3429,2413 0,2413">
            <text:p/>
          </draw:polyline>
          <draw:line draw:style-name="gr12" draw:text-style-name="P1" draw:layer="layout" svg:x1="10.906cm" svg:y1="3.286cm" svg:x2="14.335cm" svg:y2="3.286cm">
            <text:p/>
          </draw:line>
          <draw:line draw:style-name="gr12" draw:text-style-name="P1" draw:layer="layout" svg:x1="10.906cm" svg:y1="4.175cm" svg:x2="14.335cm" svg:y2="4.175cm">
            <text:p/>
          </draw:line>
        </draw:g>
        <draw:g>
          <draw:polyline draw:style-name="gr11" draw:text-style-name="P1" draw:layer="layout" svg:width="5.46cm" svg:height="2.412cm" svg:x="9.001cm" svg:y="7.4cm" svg:viewBox="0 0 5461 2413" draw:points="0,0 2032,0 2032,2413 5461,2413">
            <text:p/>
          </draw:polyline>
          <draw:line draw:style-name="gr12" draw:text-style-name="P1" draw:layer="layout" svg:x1="11.033cm" svg:y1="8.67cm" svg:x2="14.462cm" svg:y2="8.67cm">
            <text:p/>
          </draw:line>
          <draw:line draw:style-name="gr12" draw:text-style-name="P1" draw:layer="layout" svg:x1="11.033cm" svg:y1="7.781cm" svg:x2="14.462cm" svg:y2="7.7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2cm" fo:margin-bottom="0cm" fo:margin-left="0cm" fo:margin-right="0cm" fo:page-width="19.43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22-02-04T11:20:29</meta:creation-date>
    <dc:date>2022-02-04T16:42:08</dc:date>
    <dc:creator>Ovidiu Feodorov</dc:creator>
    <meta:editing-duration>PT5H21M39S</meta:editing-duration>
    <meta:editing-cycles>7</meta:editing-cycles>
    <meta:generator>OpenOffice/4.1.9$Unix OpenOffice.org_project/419m1$Build-9805</meta:generator>
    <meta:document-statistic meta:object-count="47"/>
  </office:meta>
</office:document-meta>
</file>